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2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Dataset</text:p>
          </table:table-cell>
          <table:table-cell office:value-type="string">
            <text:p>k</text:p>
          </table:table-cell>
          <table:table-cell office:value-type="string">
            <text:p>Xi-Estimate of Error</text:p>
          </table:table-cell>
          <table:table-cell office:value-type="string">
            <text:p>Recall</text:p>
          </table:table-cell>
          <table:table-cell office:value-type="string">
            <text:p>Precision</text:p>
          </table:table-cell>
        </table:table-row>
        <table:table-row table:style-name="ro1">
          <table:table-cell/>
          <table:table-cell office:value-type="float" office:value="0.00001">
            <text:p>0.00001</text:p>
          </table:table-cell>
          <table:table-cell office:value-type="float" office:value="89.14">
            <text:p>89.14</text:p>
          </table:table-cell>
          <table:table-cell table:number-columns-repeated="2" office:value-type="float" office:value="10.86">
            <text:p>10.86</text:p>
          </table:table-cell>
        </table:table-row>
        <table:table-row table:style-name="ro1">
          <table:table-cell/>
          <table:table-cell office:value-type="float" office:value="0.0001">
            <text:p>0.0001</text:p>
          </table:table-cell>
          <table:table-cell office:value-type="float" office:value="42.73">
            <text:p>42.73</text:p>
          </table:table-cell>
          <table:table-cell office:value-type="float" office:value="80.57">
            <text:p>80.57</text:p>
          </table:table-cell>
          <table:table-cell office:value-type="float" office:value="54.96">
            <text:p>54.96</text:p>
          </table:table-cell>
        </table:table-row>
        <table:table-row table:style-name="ro1">
          <table:table-cell/>
          <table:table-cell office:value-type="float" office:value="0.00025">
            <text:p>0.00025</text:p>
          </table:table-cell>
          <table:table-cell office:value-type="float" office:value="57.78">
            <text:p>57.78</text:p>
          </table:table-cell>
          <table:table-cell office:value-type="float" office:value="54.66">
            <text:p>54.66</text:p>
          </table:table-cell>
          <table:table-cell office:value-type="float" office:value="43.77">
            <text:p>43.77</text:p>
          </table:table-cell>
        </table:table-row>
        <table:table-row table:style-name="ro1">
          <table:table-cell/>
          <table:table-cell office:value-type="float" office:value="0.0004">
            <text:p>0.0004</text:p>
          </table:table-cell>
          <table:table-cell office:value-type="float" office:value="59.92">
            <text:p>59.92</text:p>
          </table:table-cell>
          <table:table-cell office:value-type="float" office:value="15.96">
            <text:p>15.96</text:p>
          </table:table-cell>
          <table:table-cell office:value-type="float" office:value="30.83">
            <text:p>30.83</text:p>
          </table:table-cell>
        </table:table-row>
        <table:table-row table:style-name="ro1">
          <table:table-cell/>
          <table:table-cell office:value-type="float" office:value="0.0005">
            <text:p>0.0005</text:p>
          </table:table-cell>
          <table:table-cell office:value-type="float" office:value="41.08">
            <text:p>41.08</text:p>
          </table:table-cell>
          <table:table-cell office:value-type="float" office:value="56.54">
            <text:p>56.54</text:p>
          </table:table-cell>
          <table:table-cell office:value-type="float" office:value="59.36">
            <text:p>59.36</text:p>
          </table:table-cell>
        </table:table-row>
        <table:table-row table:style-name="ro1">
          <table:table-cell/>
          <table:table-cell office:value-type="float" office:value="0.00055">
            <text:p>0.00055</text:p>
          </table:table-cell>
          <table:table-cell office:value-type="float" office:value="60.27">
            <text:p>60.27</text:p>
          </table:table-cell>
          <table:table-cell office:value-type="float" office:value="19.48">
            <text:p>19.48</text:p>
          </table:table-cell>
          <table:table-cell office:value-type="float" office:value="32.74">
            <text:p>32.74</text:p>
          </table:table-cell>
        </table:table-row>
        <table:table-row table:style-name="ro1">
          <table:table-cell/>
          <table:table-cell office:value-type="float" office:value="0.0006">
            <text:p>0.0006</text:p>
          </table:table-cell>
          <table:table-cell office:value-type="float" office:value="46.18">
            <text:p>46.18</text:p>
          </table:table-cell>
          <table:table-cell office:value-type="float" office:value="80.86">
            <text:p>80.86</text:p>
          </table:table-cell>
          <table:table-cell office:value-type="float" office:value="52.48">
            <text:p>52.48</text:p>
          </table:table-cell>
        </table:table-row>
        <table:table-row table:style-name="ro1">
          <table:table-cell/>
          <table:table-cell office:value-type="float" office:value="0.00065">
            <text:p>0.00065</text:p>
          </table:table-cell>
          <table:table-cell office:value-type="float" office:value="47.69">
            <text:p>47.69</text:p>
          </table:table-cell>
          <table:table-cell office:value-type="float" office:value="83.97">
            <text:p>83.97</text:p>
          </table:table-cell>
          <table:table-cell office:value-type="float" office:value="51.41">
            <text:p>51.41</text:p>
          </table:table-cell>
        </table:table-row>
        <table:table-row table:style-name="ro1">
          <table:table-cell/>
          <table:table-cell office:value-type="float" office:value="0.00075">
            <text:p>0.00075</text:p>
          </table:table-cell>
          <table:table-cell office:value-type="float" office:value="45.86">
            <text:p>45.86</text:p>
          </table:table-cell>
          <table:table-cell office:value-type="float" office:value="85.12">
            <text:p>85.12</text:p>
          </table:table-cell>
          <table:table-cell office:value-type="float" office:value="52.56">
            <text:p>52.56</text:p>
          </table:table-cell>
        </table:table-row>
        <table:table-row table:style-name="ro1">
          <table:table-cell/>
          <table:table-cell office:value-type="float" office:value="0.001">
            <text:p>0.001</text:p>
          </table:table-cell>
          <table:table-cell office:value-type="float" office:value="56.96">
            <text:p>56.96</text:p>
          </table:table-cell>
          <table:table-cell office:value-type="float" office:value="60.79">
            <text:p>60.79</text:p>
          </table:table-cell>
          <table:table-cell office:value-type="float" office:value="44.86">
            <text:p>44.86</text:p>
          </table:table-cell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61.04">
            <text:p>61.04</text:p>
          </table:table-cell>
          <table:table-cell office:value-type="float" office:value="29.04">
            <text:p>29.04</text:p>
          </table:table-cell>
          <table:table-cell office:value-type="float" office:value="36.22">
            <text:p>36.22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7.44">
            <text:p>57.44</text:p>
          </table:table-cell>
          <table:table-cell office:value-type="float" office:value="55.65">
            <text:p>55.65</text:p>
          </table:table-cell>
          <table:table-cell office:value-type="float" office:value="44.1">
            <text:p>44.1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57.44">
            <text:p>57.44</text:p>
          </table:table-cell>
          <table:table-cell office:value-type="float" office:value="55.65">
            <text:p>55.65</text:p>
          </table:table-cell>
          <table:table-cell office:value-type="float" office:value="44.1">
            <text:p>44.1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57.44">
            <text:p>57.44</text:p>
          </table:table-cell>
          <table:table-cell office:value-type="float" office:value="55.65">
            <text:p>55.65</text:p>
          </table:table-cell>
          <table:table-cell office:value-type="float" office:value="44.1">
            <text:p>44.1</text:p>
          </table:table-cell>
        </table:table-row>
        <table:table-row table:style-name="ro1">
          <table:table-cell/>
          <table:table-cell office:value-type="float" office:value="10000">
            <text:p>1000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B2:Sheet1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tian </meta:initial-creator>
    <meta:creation-date>2013-04-04T01:28:55</meta:creation-date>
    <dc:date>2013-04-04T06:00:13</dc:date>
    <dc:creator>Detian </dc:creator>
    <meta:editing-duration>PT3H45M48S</meta:editing-duration>
    <meta:editing-cycles>3</meta:editing-cycles>
    <meta:generator>LibreOffice/3.6$Linux_X86_64 LibreOffice_project/360m1$Build-2</meta:generator>
    <meta:document-statistic meta:table-count="1" meta:cell-count="62" meta:object-count="0"/>
  </office:meta>
</office:document-meta>
</file>